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235083" officeooo:paragraph-rsid="00235083" style:font-size-asian="14pt" style:font-size-complex="14pt"/>
    </style:style>
    <style:style style:name="P2" style:family="paragraph" style:parent-style-name="Text_20_body">
      <style:text-properties fo:font-size="14pt" officeooo:rsid="00242c5a" officeooo:paragraph-rsid="00242c5a" style:font-size-asian="14pt" style:font-size-complex="14pt"/>
    </style:style>
    <style:style style:name="P3" style:family="paragraph" style:parent-style-name="Text_20_body">
      <style:text-properties fo:font-size="14pt" officeooo:rsid="00244588" officeooo:paragraph-rsid="00244588" style:font-size-asian="14pt" style:font-size-complex="14pt"/>
    </style:style>
    <style:style style:name="P4" style:family="paragraph" style:parent-style-name="Text_20_body">
      <style:text-properties fo:font-size="14pt" officeooo:rsid="002fd810" officeooo:paragraph-rsid="0030637c" style:font-size-asian="14pt" style:font-size-complex="14pt"/>
    </style:style>
    <style:style style:name="P5" style:family="paragraph" style:parent-style-name="Text_20_body">
      <style:text-properties fo:font-size="14pt" officeooo:rsid="0030637c" officeooo:paragraph-rsid="0030637c" style:font-size-asian="14pt" style:font-size-complex="14pt"/>
    </style:style>
    <style:style style:name="P6" style:family="paragraph" style:parent-style-name="Text_20_body">
      <style:text-properties fo:font-size="14pt" officeooo:paragraph-rsid="0030637c"/>
    </style:style>
    <style:style style:name="P7" style:family="paragraph" style:parent-style-name="Text_20_body">
      <style:text-properties fo:font-size="14pt" officeooo:rsid="0032936d" officeooo:paragraph-rsid="0032936d"/>
    </style:style>
    <style:style style:name="P8" style:family="paragraph" style:parent-style-name="Text_20_body">
      <style:text-properties fo:font-size="14pt" officeooo:paragraph-rsid="0032936d"/>
    </style:style>
    <style:style style:name="P9" style:family="paragraph" style:parent-style-name="Text_20_body">
      <style:text-properties fo:font-size="14pt" officeooo:paragraph-rsid="00356d6d"/>
    </style:style>
    <style:style style:name="P10" style:family="paragraph" style:parent-style-name="Text_20_body">
      <style:text-properties fo:font-size="14pt" officeooo:paragraph-rsid="003601a2"/>
    </style:style>
    <style:style style:name="P11" style:family="paragraph" style:parent-style-name="Text_20_body">
      <style:text-properties fo:font-size="14pt" officeooo:paragraph-rsid="0038b977"/>
    </style:style>
    <style:style style:name="P12" style:family="paragraph" style:parent-style-name="Preformatted_20_Text">
      <style:text-properties fo:color="#000000" style:font-name="DejaVu Sans Mono" fo:font-size="11.3000001907349pt" officeooo:rsid="0024e2b3" officeooo:paragraph-rsid="0024e2b3" style:font-size-asian="14pt" style:font-size-complex="14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0637c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1cd76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3601a2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1.3000001907349pt" officeooo:paragraph-rsid="0030637c"/>
    </style:style>
    <style:style style:name="P18" style:family="paragraph" style:parent-style-name="Standard">
      <style:text-properties fo:font-size="14pt" officeooo:rsid="0030637c" officeooo:paragraph-rsid="00356d6d" style:font-size-asian="14pt" style:font-size-complex="14pt"/>
    </style:style>
    <style:style style:name="P19" style:family="paragraph" style:parent-style-name="Text_20_body">
      <style:text-properties fo:font-size="14pt" officeooo:rsid="002fd810" officeooo:paragraph-rsid="0024e2b3" style:font-size-asian="14pt" style:font-size-complex="14pt"/>
    </style:style>
    <style:style style:name="P20" style:family="paragraph" style:parent-style-name="Text_20_body">
      <style:text-properties fo:color="#660e7a" style:font-name="DejaVu Sans Mono" fo:font-size="11.3000001907349pt" officeooo:rsid="0032936d" officeooo:paragraph-rsid="0032936d" style:font-size-asian="14pt" style:font-size-complex="14pt"/>
    </style:style>
    <style:style style:name="P21" style:family="paragraph" style:parent-style-name="Text_20_body">
      <style:text-properties fo:color="#000000" style:font-name="DejaVu Sans Mono" fo:font-size="11.3000001907349pt" officeooo:rsid="003601a2" officeooo:paragraph-rsid="00356d6d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31cd76"/>
    </style:style>
    <style:style style:name="P23" style:family="paragraph" style:parent-style-name="Preformatted_20_Text">
      <style:text-properties fo:color="#660e7a" style:font-name="DejaVu Sans Mono" fo:font-size="11.3000001907349pt" officeooo:rsid="002fd810" officeooo:paragraph-rsid="00356d6d" style:font-size-asian="14pt" style:font-size-complex="14pt"/>
    </style:style>
    <style:style style:name="P24" style:family="paragraph" style:parent-style-name="Heading_20_2">
      <style:text-properties officeooo:rsid="00235083"/>
    </style:style>
    <style:style style:name="P25" style:family="paragraph" style:parent-style-name="Heading_20_3">
      <style:text-properties officeooo:paragraph-rsid="0030637c"/>
    </style:style>
    <style:style style:name="T1" style:family="text">
      <style:text-properties officeooo:rsid="001732e7"/>
    </style:style>
    <style:style style:name="T2" style:family="text">
      <style:text-properties officeooo:rsid="00235083"/>
    </style:style>
    <style:style style:name="T3" style:family="text">
      <style:text-properties officeooo:rsid="00242c5a"/>
    </style:style>
    <style:style style:name="T4" style:family="text">
      <style:text-properties officeooo:rsid="0024e2b3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11.3000001907349pt" fo:font-weight="bold"/>
    </style:style>
    <style:style style:name="T7" style:family="text">
      <style:text-properties fo:color="#008000" style:font-name="DejaVu Sans Mono" fo:font-size="11.3000001907349pt" fo:font-weight="bold"/>
    </style:style>
    <style:style style:name="T8" style:family="text">
      <style:text-properties fo:color="#000000" style:font-name="DejaVu Sans Mono" fo:font-size="11.3000001907349pt"/>
    </style:style>
    <style:style style:name="T9" style:family="text">
      <style:text-properties fo:color="#000000" style:font-name="DejaVu Sans Mono" fo:font-size="11.3000001907349pt" officeooo:rsid="0031cd76" style:font-size-asian="14pt" style:font-size-complex="14pt"/>
    </style:style>
    <style:style style:name="T10" style:family="text">
      <style:text-properties fo:color="#000000" style:font-name="DejaVu Sans Mono" fo:font-size="11.3000001907349pt" fo:font-style="italic"/>
    </style:style>
    <style:style style:name="T11" style:family="text">
      <style:text-properties fo:color="#000000" style:font-name="DejaVu Sans Mono" fo:font-size="11.3000001907349pt" fo:font-style="italic" officeooo:rsid="003601a2"/>
    </style:style>
    <style:style style:name="T12" style:family="text">
      <style:text-properties fo:color="#000000" style:font-name="DejaVu Sans Mono" fo:font-size="11.3000001907349pt" fo:font-style="italic" officeooo:rsid="0036e428"/>
    </style:style>
    <style:style style:name="T13" style:family="text">
      <style:text-properties fo:color="#000000" style:font-name="DejaVu Sans Mono" fo:font-size="11.3000001907349pt" officeooo:rsid="0032936d"/>
    </style:style>
    <style:style style:name="T14" style:family="text">
      <style:text-properties fo:color="#000000" style:font-name="DejaVu Sans Mono" fo:font-size="11.3000001907349pt" officeooo:rsid="00356d6d"/>
    </style:style>
    <style:style style:name="T15" style:family="text">
      <style:text-properties fo:color="#000000" style:font-name="DejaVu Sans Mono" fo:font-size="11.3000001907349pt" officeooo:rsid="003601a2"/>
    </style:style>
    <style:style style:name="T16" style:family="text">
      <style:text-properties fo:color="#000000" style:font-name="DejaVu Sans Mono" fo:font-size="11.3000001907349pt" officeooo:rsid="0036e428"/>
    </style:style>
    <style:style style:name="T17" style:family="text">
      <style:text-properties fo:color="#000000" style:font-name="DejaVu Sans Mono" fo:font-size="11.3000001907349pt" officeooo:rsid="003a04f4"/>
    </style:style>
    <style:style style:name="T18" style:family="text">
      <style:text-properties officeooo:rsid="0029d424"/>
    </style:style>
    <style:style style:name="T19" style:family="text">
      <style:text-properties officeooo:rsid="002b1f9c"/>
    </style:style>
    <style:style style:name="T20" style:family="text">
      <style:text-properties officeooo:rsid="002bdc9c"/>
    </style:style>
    <style:style style:name="T21" style:family="text">
      <style:text-properties officeooo:rsid="002c9377"/>
    </style:style>
    <style:style style:name="T22" style:family="text">
      <style:text-properties style:font-name="DejaVu Sans Mono" fo:font-size="11.3000001907349pt"/>
    </style:style>
    <style:style style:name="T23" style:family="text">
      <style:text-properties style:font-name="DejaVu Sans Mono" fo:font-size="11.3000001907349pt" fo:font-style="italic"/>
    </style:style>
    <style:style style:name="T24" style:family="text">
      <style:text-properties style:font-name="DejaVu Sans Mono" fo:font-size="11.3000001907349pt" officeooo:rsid="0030637c"/>
    </style:style>
    <style:style style:name="T25" style:family="text">
      <style:text-properties fo:color="#660e7a" style:font-name="DejaVu Sans Mono" fo:font-size="11.3000001907349pt"/>
    </style:style>
    <style:style style:name="T26" style:family="text">
      <style:text-properties fo:color="#660e7a" style:font-name="DejaVu Sans Mono" fo:font-size="11.3000001907349pt" fo:font-style="italic" fo:font-weight="bold"/>
    </style:style>
    <style:style style:name="T27" style:family="text">
      <style:text-properties fo:color="#660e7a" style:font-name="DejaVu Sans Mono" fo:font-size="11.3000001907349pt" style:font-size-asian="14pt" style:font-size-complex="14pt"/>
    </style:style>
    <style:style style:name="T28" style:family="text">
      <style:text-properties fo:color="#660e7a" style:font-name="DejaVu Sans Mono" fo:font-size="11.3000001907349pt" officeooo:rsid="003601a2" style:font-size-asian="14pt" style:font-size-complex="14pt"/>
    </style:style>
    <style:style style:name="T29" style:family="text">
      <style:text-properties fo:color="#660e7a" style:font-name="DejaVu Sans Mono" fo:font-size="11.3000001907349pt" officeooo:rsid="0032936d" style:font-size-asian="14pt" style:font-size-complex="14pt"/>
    </style:style>
    <style:style style:name="T30" style:family="text">
      <style:text-properties fo:color="#0000ff" style:font-name="DejaVu Sans Mono" fo:font-size="11.3000001907349pt"/>
    </style:style>
    <style:style style:name="T31" style:family="text">
      <style:text-properties fo:color="#808080" style:font-name="DejaVu Sans Mono" fo:font-size="11.3000001907349pt" fo:font-style="italic"/>
    </style:style>
    <style:style style:name="T32" style:family="text">
      <style:text-properties officeooo:rsid="0030637c"/>
    </style:style>
    <style:style style:name="T33" style:family="text">
      <style:text-properties style:font-size-asian="14pt" style:font-size-complex="14pt"/>
    </style:style>
    <style:style style:name="T34" style:family="text">
      <style:text-properties officeooo:rsid="002fd810" style:font-size-asian="14pt" style:font-size-complex="14pt"/>
    </style:style>
    <style:style style:name="T35" style:family="text">
      <style:text-properties officeooo:rsid="0030637c" style:font-size-asian="14pt" style:font-size-complex="14pt"/>
    </style:style>
    <style:style style:name="T36" style:family="text">
      <style:text-properties officeooo:rsid="0031cd76" style:font-size-asian="14pt" style:font-size-complex="14pt"/>
    </style:style>
    <style:style style:name="T37" style:family="text">
      <style:text-properties officeooo:rsid="0032fb17" style:font-size-asian="14pt" style:font-size-complex="14pt"/>
    </style:style>
    <style:style style:name="T38" style:family="text">
      <style:text-properties officeooo:rsid="00348370" style:font-size-asian="14pt" style:font-size-complex="14pt"/>
    </style:style>
    <style:style style:name="T39" style:family="text">
      <style:text-properties officeooo:rsid="003601a2" style:font-size-asian="14pt" style:font-size-complex="14pt"/>
    </style:style>
    <style:style style:name="T40" style:family="text">
      <style:text-properties officeooo:rsid="0038b977" style:font-size-asian="14pt" style:font-size-complex="14pt"/>
    </style:style>
    <style:style style:name="T41" style:family="text">
      <style:text-properties officeooo:rsid="0032936d"/>
    </style:style>
    <style:style style:name="T42" style:family="text">
      <style:text-properties officeooo:rsid="0039d0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1">о</text:span>раторная работа <text:span text:style-name="T42">5</text:span>.</text:h>
      <text:h text:style-name="P24" text:outline-level="2">Приложение akka <text:span text:style-name="T20">streams</text:span>, предназначенное для <text:span text:style-name="T19">нагрузочного тестирования </text:span>.</text:h>
      <text:h text:style-name="Heading_20_3" text:outline-level="3"><text:span text:style-name="T2">1</text:span>. Задача</text:h>
      <text:p text:style-name="P1">Требуется разработать приложение использующее технологию akka <text:span text:style-name="T20">streams</text:span> и <text:span text:style-name="T3">позволяющее</text:span> с <text:span text:style-name="T3">помощью</text:span> http <text:span text:style-name="T3">запроса</text:span> <text:span text:style-name="T20">несколько одинаковых GET запросов и померять среднее время отклика</text:span>.</text:p>
      <text:p text:style-name="P2"/>
      <text:p text:style-name="P2">Пример запрос<text:span text:style-name="T21">а</text:span> :</text:p>
      <text:p text:style-name="P3">http://localhost:8080/?testUrl=http://rambler.ru&amp;count=20</text:p>
      <text:h text:style-name="P25" text:outline-level="3">3. Под<text:span text:style-name="T4">c</text:span>казки.</text:h>
      <text:p text:style-name="P19">а. Инициализация http сервера в akka</text:p>
      <text:p text:style-name="P12"><text:span text:style-name="T5">public static void </text:span>main(String[] args) <text:span text:style-name="T5">throws </text:span>IOException {</text:p>
      <text:p text:style-name="P13"><text:s text:c="4"/><text:span text:style-name="T22">System.</text:span><text:span text:style-name="T26">out</text:span><text:span text:style-name="T22">.println(</text:span><text:span text:style-name="T7">"start!"</text:span><text:span text:style-name="T22">);</text:span></text:p>
      <text:p text:style-name="P13"><text:s text:c="4"/><text:span text:style-name="T22">ActorSystem system = ActorSystem.</text:span><text:span text:style-name="T23">create</text:span><text:span text:style-name="T22">(</text:span><text:span text:style-name="T7">"routes"</text:span><text:span text:style-name="T22">);</text:span></text:p>
      <text:p text:style-name="P13"><text:s text:c="4"/><text:span text:style-name="T6">final </text:span><text:span text:style-name="T22">Http http = Http.get(system);</text:span></text:p>
      <text:p text:style-name="P13"><text:s text:c="4"/><text:span text:style-name="T6">final </text:span><text:span text:style-name="T22">ActorMaterializer materializer = ActorMaterializer.</text:span><text:span text:style-name="T23">create</text:span><text:span text:style-name="T22">(system);</text:span></text:p>
      <text:p text:style-name="P14"><text:s text:c="4"/><text:span text:style-name="T6">final </text:span><text:span text:style-name="T22">Flow&lt;HttpRequest, HttpResponse, NotUsed&gt; routeFlow = </text:span><text:span text:style-name="T24">&lt;вызов метода которому передаем Http, ActorSystem и ActorMaterializer&gt;</text:span><text:span text:style-name="T22">;</text:span></text:p>
      <text:p text:style-name="P13"><text:s text:c="4"/><text:span text:style-name="T6">final </text:span><text:span text:style-name="T22">CompletionStage&lt;ServerBinding&gt; binding = http.bindAndHandle(</text:span></text:p>
      <text:p text:style-name="P13"><text:s text:c="12"/><text:span text:style-name="T22">routeFlow,</text:span></text:p>
      <text:p text:style-name="P13"><text:s text:c="12"/><text:span text:style-name="T22">ConnectHttp.</text:span><text:span text:style-name="T23">toHost</text:span><text:span text:style-name="T22">(</text:span><text:span text:style-name="T7">"localhost"</text:span><text:span text:style-name="T22">, </text:span><text:span text:style-name="T30">8080</text:span><text:span text:style-name="T22">),</text:span></text:p>
      <text:p text:style-name="P13"><text:s text:c="12"/><text:span text:style-name="T22">materializer</text:span></text:p>
      <text:p text:style-name="P13"><text:s text:c="4"/><text:span text:style-name="T22">);</text:span></text:p>
      <text:p text:style-name="P13"><text:s text:c="4"/><text:span text:style-name="T22">System.</text:span><text:span text:style-name="T26">out</text:span><text:span text:style-name="T22">.println(</text:span><text:span text:style-name="T7">"Server online at http://localhost:8080/</text:span><text:span text:style-name="T6">\n</text:span><text:span text:style-name="T7">Press RETURN to stop..."</text:span><text:span text:style-name="T22">);</text:span></text:p>
      <text:p text:style-name="P13"><text:s text:c="4"/><text:span text:style-name="T22">System.</text:span><text:span text:style-name="T26">in</text:span><text:span text:style-name="T22">.read();</text:span></text:p>
      <text:p text:style-name="P13"><text:s text:c="4"/><text:span text:style-name="T22">binding</text:span></text:p>
      <text:p text:style-name="P13"><text:s text:c="12"/><text:span text:style-name="T22">.thenCompose(ServerBinding::unbind)</text:span></text:p>
      <text:p text:style-name="P13"><text:s text:c="12"/><text:span text:style-name="T22">.thenAccept(unbound -&gt; </text:span><text:span text:style-name="T25">system</text:span><text:span text:style-name="T22">.terminate()); </text:span><text:span text:style-name="T31">// and shutdown when done</text:span></text:p>
      <text:p text:style-name="P17">}</text:p>
      <text:p text:style-name="P4">б. <text:span text:style-name="T32">Общая логика требуемого flow</text:span></text:p>
      <text:p text:style-name="P11"><text:span text:style-name="T35">HttpRequest (этот запрос пришел снаружи) </text:span><text:span text:style-name="T40">преобразуется в HttpResponse</text:span></text:p>
      <text:p text:style-name="P11"><text:span text:style-name="T35"><text:s/></text:span><text:span text:style-name="T8">Flow.</text:span><text:span text:style-name="T10">of</text:span><text:span text:style-name="T8">(HttpRequest.</text:span><text:span text:style-name="T6">class</text:span><text:span text:style-name="T8">)</text:span></text:p>
      <text:p text:style-name="P5">→ map в Pair&lt;HttpRequest этот запрос создан из query параметра, Integer</text:p>
      <text:p text:style-name="P5"><text:s/>количество запросов&gt;</text:p>
      <text:p text:style-name="P6"><text:span text:style-name="T34">→</text:span><text:span text:style-name="T35"> mapAsync, создаем на лету flow из </text:span><text:span text:style-name="T36">данных</text:span><text:span text:style-name="T35"> запроса, выполняем его и </text:span><text:soft-page-break/><text:span text:style-name="T35">возвращаем С</text:span><text:span text:style-name="T8">ompletionStage&lt;Long&gt; :</text:span></text:p>
      <text:p text:style-name="P15"><text:span text:style-name="T22">Source.</text:span><text:span text:style-name="T23">from</text:span><text:span text:style-name="T22">(Collections.</text:span><text:span text:style-name="T23">singletonList</text:span><text:span text:style-name="T22">(r))</text:span></text:p>
      <text:p text:style-name="P16"><text:span text:style-name="T8">.toMat(</text:span><text:span text:style-name="T29">test</text:span><text:span text:style-name="T28">Sink</text:span><text:span text:style-name="T8">, Keep.</text:span><text:span text:style-name="T10">right</text:span><text:span text:style-name="T8">()).run(</text:span><text:span text:style-name="T25">materializer</text:span><text:span text:style-name="T8">);</text:span></text:p>
      <text:p text:style-name="P22"/>
      <text:p text:style-name="P6"><text:span text:style-name="T34">→ </text:span><text:span text:style-name="T36">map в </text:span><text:span text:style-name="T9">HttpResponse с результатом.</text:span></text:p>
      <text:p text:style-name="P7"><text:span text:style-name="T37">в.</text:span><text:span text:style-name="T36"> </text:span><text:span text:style-name="T33">Общая логика </text:span><text:span text:style-name="T38">создания </text:span><text:span text:style-name="T33">внутреннего </text:span><text:span text:style-name="T39">sink</text:span><text:span text:style-name="T33"> - <text:s/></text:span><text:span text:style-name="T27">test</text:span><text:span text:style-name="T28">Sink</text:span></text:p>
      <text:p text:style-name="P18">создаем шаг для http клиента</text:p>
      <text:p text:style-name="P23">Flow&lt;Pair&lt;HttpRequest, Long&gt;, Pair&lt;Try&lt;HttpResponse&gt;, Long&gt;, NotUsedhttpClient = http.superPool(materializer);</text:p>
      <text:p text:style-name="P20"/>
      <text:p text:style-name="P7">C помощью метода create создаем Flow</text:p>
      <text:p text:style-name="P7">Flow.&lt;Pair&lt;HttpRequest, Integer&gt;&gt;create()</text:p>
      <text:p text:style-name="P7"/>
      <text:p text:style-name="P8"><text:span text:style-name="T41">→ <text:s/></text:span><text:span text:style-name="T8">mapConcat </text:span><text:span text:style-name="T13">размножаем сообщения до нужного количества копий</text:span></text:p>
      <text:p text:style-name="P9"><text:span text:style-name="T41">→ <text:s/></text:span><text:span text:style-name="T8">map </text:span><text:span text:style-name="T14">преобразуем в пару &lt;HttpRequest,Long&gt;</text:span><text:span text:style-name="T13"> </text:span><text:span text:style-name="T14">добавляем в контекст стартовое время</text:span></text:p>
      <text:p text:style-name="P9"><text:span text:style-name="T41">→ <text:s/>via осуществляем вызов</text:span><text:span text:style-name="T13"> </text:span><text:span text:style-name="T15">http: .via(httpClient)</text:span></text:p>
      <text:p text:style-name="P21"/>
      <text:p text:style-name="P9"><text:span text:style-name="T41">→ <text:s/></text:span><text:span text:style-name="T15">завершаем flow : .toMat(fold, Keep.</text:span><text:span text:style-name="T11">right</text:span><text:span text:style-name="T15">() ) ;</text:span></text:p>
      <text:p text:style-name="P10"><text:span text:style-name="T15">в данно</text:span><text:span text:style-name="T17">м</text:span><text:span text:style-name="T15"> случае fold — это аггрегатор который подсчитывает сумму всех времен </text:span><text:span text:style-name="T16">созаем его с помощью Sink.</text:span><text:span text:style-name="T12">fold</text:span><text:span text:style-name="T16">(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3:21:10.662748455</meta:creation-date>
    <meta:editing-duration>PT1H53M46S</meta:editing-duration>
    <meta:editing-cycles>33</meta:editing-cycles>
    <meta:generator>LibreOffice/6.0.6.2$Linux_X86_64 LibreOffice_project/00m0$Build-2</meta:generator>
    <dc:date>2018-11-17T22:31:30.897776212</dc:date>
    <meta:document-statistic meta:table-count="0" meta:image-count="0" meta:object-count="0" meta:page-count="2" meta:paragraph-count="44" meta:word-count="241" meta:character-count="2279" meta:non-whitespace-character-count="1974"/>
  </office:meta>
</office:document-meta>
</file>